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ucien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0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631 Chestnut St./</text:p>
      <text:p text:style-name="P3">March 20th 1891/</text:p>
      <text:p text:style-name="P2">Revd Dr S. Morais./</text:p>
      <text:p text:style-name="P2"><text:tab/>Dear Doctor./</text:p>
      <text:p text:style-name="P2"><text:tab/><text:tab/>I cannot allow your/ 40th anniversary, to pass with/-out adding my sincere wishes/ that the blessings of health/ may be extended you many/ more years, for it will not only/ conduce to the happiness of/ your family, but will produce/ rejoicing among many others/ who voice my sentiments./</text:p>
      <text:p text:style-name="P2">May God in his infinite mercy/ deem fit to grant this prayer,/</text:p>
      <text:p text:style-name="P2"/>
      <text:p text:style-name="P2">[Page 2]</text:p>
      <text:p text:style-name="P2">is the sincerest wish of/ your old friend--/ Lucien Mos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37:17.57</meta:creation-date>
    <dc:date>2011-11-22T14:40:13.79</dc:date>
    <dc:creator>Penn Libraries</dc:creator>
    <meta:editing-duration>PT00H02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51" meta:character-count="1752"/>
  </office:meta>
</office:document-meta>
</file>